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95.25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95.2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90.49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draw:frame text:anchor-type="as-char" svg:width="152.40mm" svg:height="90.49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